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Категории обьявлений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SQL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Категории объявлений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[.A2];&quot;,'&quot;;[.B2];&quot;','&quot;;[.C2];&quot;','&quot;;[.D2];&quot;'),&quot;)" office:value-type="string" office:string-value="(200,'CATEGORY','Категории объявлений','1')," calcext:value-type="string">
            <text:p>(200,'CATEGORY','Категории объявлений','1'),</text:p>
          </table:table-cell>
        </table:table-row>
        <table:table-row table:style-name="ro2">
          <table:table-cell table:formula="of:=200+[.B3]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Недвижимость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3];&quot;,'&quot;;[.B3];&quot;','&quot;;[.C3];&quot;','&quot;;[.D3];&quot;'),&quot;)" office:value-type="string" office:string-value="(201,'1','Недвижимость','200')," calcext:value-type="string">
            <text:p>(201,'1','Недвижимость','200'),</text:p>
          </table:table-cell>
        </table:table-row>
        <table:table-row table:style-name="ro1">
          <table:table-cell table:formula="of:=200+[.B4]"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вартиры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4];&quot;,'&quot;;[.B4];&quot;','&quot;;[.C4];&quot;','&quot;;[.D4];&quot;'),&quot;)" office:value-type="string" office:string-value="(202,'2','Квартиры','201')," calcext:value-type="string">
            <text:p>(202,'2','Квартиры','201'),</text:p>
          </table:table-cell>
        </table:table-row>
        <table:table-row table:style-name="ro1">
          <table:table-cell table:formula="of:=200+[.B5]"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мнаты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5];&quot;,'&quot;;[.B5];&quot;','&quot;;[.C5];&quot;','&quot;;[.D5];&quot;'),&quot;)" office:value-type="string" office:string-value="(203,'3','Комнаты','201')," calcext:value-type="string">
            <text:p>(203,'3','Комнаты','201'),</text:p>
          </table:table-cell>
        </table:table-row>
        <table:table-row table:style-name="ro2">
          <table:table-cell table:formula="of:=200+[.B6]"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ома, дачи, коттеджи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6];&quot;,'&quot;;[.B6];&quot;','&quot;;[.C6];&quot;','&quot;;[.D6];&quot;'),&quot;)" office:value-type="string" office:string-value="(204,'4','Дома, дачи, коттеджи','201')," calcext:value-type="string">
            <text:p>(204,'4','Дома, дачи, коттеджи','201'),</text:p>
          </table:table-cell>
        </table:table-row>
        <table:table-row table:style-name="ro2">
          <table:table-cell table:formula="of:=200+[.B7]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емельные участки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7];&quot;,'&quot;;[.B7];&quot;','&quot;;[.C7];&quot;','&quot;;[.D7];&quot;'),&quot;)" office:value-type="string" office:string-value="(205,'5','Земельные участки','201')," calcext:value-type="string">
            <text:p>(205,'5','Земельные участки','201'),</text:p>
          </table:table-cell>
        </table:table-row>
        <table:table-row table:style-name="ro2">
          <table:table-cell table:formula="of:=200+[.B8]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Гаражи и машиноместа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8];&quot;,'&quot;;[.B8];&quot;','&quot;;[.C8];&quot;','&quot;;[.D8];&quot;'),&quot;)" office:value-type="string" office:string-value="(206,'6','Гаражи и машиноместа','201')," calcext:value-type="string">
            <text:p>(206,'6','Гаражи и машиноместа','201'),</text:p>
          </table:table-cell>
        </table:table-row>
        <table:table-row table:style-name="ro3">
          <table:table-cell table:formula="of:=200+[.B9]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оммерческая недвижимость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9];&quot;,'&quot;;[.B9];&quot;','&quot;;[.C9];&quot;','&quot;;[.D9];&quot;'),&quot;)" office:value-type="string" office:string-value="(207,'7','Коммерческая недвижимость','201')," calcext:value-type="string">
            <text:p>(207,'7','Коммерческая недвижимость','201'),</text:p>
          </table:table-cell>
        </table:table-row>
        <table:table-row table:style-name="ro2">
          <table:table-cell table:formula="of:=200+[.B10]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едвижимость за рубежом</text:p>
          </table:table-cell>
          <table:table-cell office:value-type="float" office:value="201" calcext:value-type="float">
            <text:p>201</text:p>
          </table:table-cell>
          <table:table-cell table:formula="of:=COM.MICROSOFT.CONCAT(&quot;(&quot;;[.A10];&quot;,'&quot;;[.B10];&quot;','&quot;;[.C10];&quot;','&quot;;[.D10];&quot;'),&quot;)" office:value-type="string" office:string-value="(208,'8','Недвижимость за рубежом','201')," calcext:value-type="string">
            <text:p>(208,'8','Недвижимость за рубежом','201'),</text:p>
          </table:table-cell>
        </table:table-row>
        <table:table-row table:style-name="ro1">
          <table:table-cell table:formula="of:=200+[.B11]"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Работа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11];&quot;,'&quot;;[.B11];&quot;','&quot;;[.C11];&quot;','&quot;;[.D11];&quot;'),&quot;)" office:value-type="string" office:string-value="(209,'9','Работа','200')," calcext:value-type="string">
            <text:p>(209,'9','Работа','200'),</text:p>
          </table:table-cell>
        </table:table-row>
        <table:table-row table:style-name="ro1">
          <table:table-cell table:formula="of:=200+[.B12]"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акансии</text:p>
          </table:table-cell>
          <table:table-cell office:value-type="float" office:value="209" calcext:value-type="float">
            <text:p>209</text:p>
          </table:table-cell>
          <table:table-cell table:formula="of:=COM.MICROSOFT.CONCAT(&quot;(&quot;;[.A12];&quot;,'&quot;;[.B12];&quot;','&quot;;[.C12];&quot;','&quot;;[.D12];&quot;'),&quot;)" office:value-type="string" office:string-value="(210,'10','Вакансии','209')," calcext:value-type="string">
            <text:p>(210,'10','Вакансии','209'),</text:p>
          </table:table-cell>
        </table:table-row>
        <table:table-row table:style-name="ro1">
          <table:table-cell table:formula="of:=200+[.B13]"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Услуги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13];&quot;,'&quot;;[.B13];&quot;','&quot;;[.C13];&quot;','&quot;;[.D13];&quot;'),&quot;)" office:value-type="string" office:string-value="(212,'12','Услуги','200')," calcext:value-type="string">
            <text:p>(212,'12','Услуги','200'),</text:p>
          </table:table-cell>
        </table:table-row>
        <table:table-row table:style-name="ro2">
          <table:table-cell table:formula="of:=200+[.B14]"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едложения услуг</text:p>
          </table:table-cell>
          <table:table-cell office:value-type="float" office:value="212" calcext:value-type="float">
            <text:p>212</text:p>
          </table:table-cell>
          <table:table-cell table:formula="of:=COM.MICROSOFT.CONCAT(&quot;(&quot;;[.A14];&quot;,'&quot;;[.B14];&quot;','&quot;;[.C14];&quot;','&quot;;[.D14];&quot;'),&quot;)" office:value-type="string" office:string-value="(213,'13','Предложения услуг','212')," calcext:value-type="string">
            <text:p>(213,'13','Предложения услуг','212'),</text:p>
          </table:table-cell>
        </table:table-row>
        <table:table-row table:style-name="ro2">
          <table:table-cell table:formula="of:=200+[.B15]"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Запросы на услуги</text:p>
          </table:table-cell>
          <table:table-cell office:value-type="float" office:value="212" calcext:value-type="float">
            <text:p>212</text:p>
          </table:table-cell>
          <table:table-cell table:formula="of:=COM.MICROSOFT.CONCAT(&quot;(&quot;;[.A15];&quot;,'&quot;;[.B15];&quot;','&quot;;[.C15];&quot;','&quot;;[.D15];&quot;'),&quot;)" office:value-type="string" office:string-value="(214,'14','Запросы на услуги','212')," calcext:value-type="string">
            <text:p>(214,'14','Запросы на услуги','212'),</text:p>
          </table:table-cell>
        </table:table-row>
        <table:table-row table:style-name="ro1">
          <table:table-cell table:formula="of:=200+[.B16]"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Транспорт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16];&quot;,'&quot;;[.B16];&quot;','&quot;;[.C16];&quot;','&quot;;[.D16];&quot;'),&quot;)" office:value-type="string" office:string-value="(221,'21','Транспорт','200')," calcext:value-type="string">
            <text:p>(221,'21','Транспорт','200'),</text:p>
          </table:table-cell>
        </table:table-row>
        <table:table-row table:style-name="ro1">
          <table:table-cell table:formula="of:=200+[.B17]"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Автомобили</text:p>
          </table:table-cell>
          <table:table-cell office:value-type="float" office:value="221" calcext:value-type="float">
            <text:p>221</text:p>
          </table:table-cell>
          <table:table-cell table:formula="of:=COM.MICROSOFT.CONCAT(&quot;(&quot;;[.A17];&quot;,'&quot;;[.B17];&quot;','&quot;;[.C17];&quot;','&quot;;[.D17];&quot;'),&quot;)" office:value-type="string" office:string-value="(222,'22','Автомобили','221')," calcext:value-type="string">
            <text:p>(222,'22','Автомобили','221'),</text:p>
          </table:table-cell>
        </table:table-row>
        <table:table-row table:style-name="ro2">
          <table:table-cell table:formula="of:=200+[.B18]"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Мотоциклы и мототехника</text:p>
          </table:table-cell>
          <table:table-cell office:value-type="float" office:value="221" calcext:value-type="float">
            <text:p>221</text:p>
          </table:table-cell>
          <table:table-cell table:formula="of:=COM.MICROSOFT.CONCAT(&quot;(&quot;;[.A18];&quot;,'&quot;;[.B18];&quot;','&quot;;[.C18];&quot;','&quot;;[.D18];&quot;'),&quot;)" office:value-type="string" office:string-value="(223,'23','Мотоциклы и мототехника','221')," calcext:value-type="string">
            <text:p>(223,'23','Мотоциклы и мототехника','221'),</text:p>
          </table:table-cell>
        </table:table-row>
        <table:table-row table:style-name="ro2">
          <table:table-cell table:formula="of:=200+[.B19]"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Грузовики и спецтехника</text:p>
          </table:table-cell>
          <table:table-cell office:value-type="float" office:value="221" calcext:value-type="float">
            <text:p>221</text:p>
          </table:table-cell>
          <table:table-cell table:formula="of:=COM.MICROSOFT.CONCAT(&quot;(&quot;;[.A19];&quot;,'&quot;;[.B19];&quot;','&quot;;[.C19];&quot;','&quot;;[.D19];&quot;'),&quot;)" office:value-type="string" office:string-value="(224,'24','Грузовики и спецтехника','221')," calcext:value-type="string">
            <text:p>(224,'24','Грузовики и спецтехника','221'),</text:p>
          </table:table-cell>
        </table:table-row>
        <table:table-row table:style-name="ro2">
          <table:table-cell table:formula="of:=200+[.B20]"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одный транспорт</text:p>
          </table:table-cell>
          <table:table-cell office:value-type="float" office:value="221" calcext:value-type="float">
            <text:p>221</text:p>
          </table:table-cell>
          <table:table-cell table:formula="of:=COM.MICROSOFT.CONCAT(&quot;(&quot;;[.A20];&quot;,'&quot;;[.B20];&quot;','&quot;;[.C20];&quot;','&quot;;[.D20];&quot;'),&quot;)" office:value-type="string" office:string-value="(225,'25','Водный транспорт','221')," calcext:value-type="string">
            <text:p>(225,'25','Водный транспорт','221'),</text:p>
          </table:table-cell>
        </table:table-row>
        <table:table-row table:style-name="ro2">
          <table:table-cell table:formula="of:=200+[.B21]"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Для дома и дачи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21];&quot;,'&quot;;[.B21];&quot;','&quot;;[.C21];&quot;','&quot;;[.D21];&quot;'),&quot;)" office:value-type="string" office:string-value="(227,'27','Для дома и дачи','200')," calcext:value-type="string">
            <text:p>(227,'27','Для дома и дачи','200'),</text:p>
          </table:table-cell>
        </table:table-row>
        <table:table-row table:style-name="ro2">
          <table:table-cell table:formula="of:=200+[.B22]"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Бытовая техника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2];&quot;,'&quot;;[.B22];&quot;','&quot;;[.C22];&quot;','&quot;;[.D22];&quot;'),&quot;)" office:value-type="string" office:string-value="(228,'28','Бытовая техника','227')," calcext:value-type="string">
            <text:p>(228,'28','Бытовая техника','227'),</text:p>
          </table:table-cell>
        </table:table-row>
        <table:table-row table:style-name="ro2">
          <table:table-cell table:formula="of:=200+[.B23]"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Мебель и интерьер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3];&quot;,'&quot;;[.B23];&quot;','&quot;;[.C23];&quot;','&quot;;[.D23];&quot;'),&quot;)" office:value-type="string" office:string-value="(229,'29','Мебель и интерьер','227')," calcext:value-type="string">
            <text:p>(229,'29','Мебель и интерьер','227'),</text:p>
          </table:table-cell>
        </table:table-row>
        <table:table-row table:style-name="ro4">
          <table:table-cell table:formula="of:=200+[.B24]"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уда и товары для кухни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4];&quot;,'&quot;;[.B24];&quot;','&quot;;[.C24];&quot;','&quot;;[.D24];&quot;'),&quot;)" office:value-type="string" office:string-value="(230,'30','Посуда и товары для кухни','227')," calcext:value-type="string">
            <text:p>(230,'30','Посуда и товары для кухни','227'),</text:p>
          </table:table-cell>
        </table:table-row>
        <table:table-row table:style-name="ro2">
          <table:table-cell table:formula="of:=200+[.B25]" office:value-type="float" office:value="231" calcext:value-type="float">
            <text:p>2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укты питания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5];&quot;,'&quot;;[.B25];&quot;','&quot;;[.C25];&quot;','&quot;;[.D25];&quot;'),&quot;)" office:value-type="string" office:string-value="(231,'31','Продукты питания','227')," calcext:value-type="string">
            <text:p>(231,'31','Продукты питания','227'),</text:p>
          </table:table-cell>
        </table:table-row>
        <table:table-row table:style-name="ro4">
          <table:table-cell table:formula="of:=200+[.B26]"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Ремонт и строительство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6];&quot;,'&quot;;[.B26];&quot;','&quot;;[.C26];&quot;','&quot;;[.D26];&quot;'),&quot;)" office:value-type="string" office:string-value="(232,'32','Ремонт и строительство','227')," calcext:value-type="string">
            <text:p>(232,'32','Ремонт и строительство','227'),</text:p>
          </table:table-cell>
        </table:table-row>
        <table:table-row table:style-name="ro1">
          <table:table-cell table:formula="of:=200+[.B27]" office:value-type="float" office:value="233" calcext:value-type="float">
            <text:p>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Растения</text:p>
          </table:table-cell>
          <table:table-cell office:value-type="float" office:value="227" calcext:value-type="float">
            <text:p>227</text:p>
          </table:table-cell>
          <table:table-cell table:formula="of:=COM.MICROSOFT.CONCAT(&quot;(&quot;;[.A27];&quot;,'&quot;;[.B27];&quot;','&quot;;[.C27];&quot;','&quot;;[.D27];&quot;'),&quot;)" office:value-type="string" office:string-value="(233,'33','Растения','227')," calcext:value-type="string">
            <text:p>(233,'33','Растения','227'),</text:p>
          </table:table-cell>
        </table:table-row>
        <table:table-row table:style-name="ro2">
          <table:table-cell table:formula="of:=200+[.B28]"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Бытовая электроника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28];&quot;,'&quot;;[.B28];&quot;','&quot;;[.C28];&quot;','&quot;;[.D28];&quot;'),&quot;)" office:value-type="string" office:string-value="(234,'34','Бытовая электроника','200')," calcext:value-type="string">
            <text:p>(234,'34','Бытовая электроника','200'),</text:p>
          </table:table-cell>
        </table:table-row>
        <table:table-row table:style-name="ro2">
          <table:table-cell table:formula="of:=200+[.B29]"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Аудио и видео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29];&quot;,'&quot;;[.B29];&quot;','&quot;;[.C29];&quot;','&quot;;[.D29];&quot;'),&quot;)" office:value-type="string" office:string-value="(235,'35','Аудио и видео','234')," calcext:value-type="string">
            <text:p>(235,'35','Аудио и видео','234'),</text:p>
          </table:table-cell>
        </table:table-row>
        <table:table-row table:style-name="ro4">
          <table:table-cell table:formula="of:=200+[.B30]"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Игры, приставки и программы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0];&quot;,'&quot;;[.B30];&quot;','&quot;;[.C30];&quot;','&quot;;[.D30];&quot;'),&quot;)" office:value-type="string" office:string-value="(236,'36','Игры, приставки и программы','234')," calcext:value-type="string">
            <text:p>(236,'36','Игры, приставки и программы','234'),</text:p>
          </table:table-cell>
        </table:table-row>
        <table:table-row table:style-name="ro2">
          <table:table-cell table:formula="of:=200+[.B31]"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Настольные компьютеры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1];&quot;,'&quot;;[.B31];&quot;','&quot;;[.C31];&quot;','&quot;;[.D31];&quot;'),&quot;)" office:value-type="string" office:string-value="(237,'37','Настольные компьютеры','234')," calcext:value-type="string">
            <text:p>(237,'37','Настольные компьютеры','234'),</text:p>
          </table:table-cell>
        </table:table-row>
        <table:table-row table:style-name="ro1">
          <table:table-cell table:formula="of:=200+[.B32]"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Ноутбуки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2];&quot;,'&quot;;[.B32];&quot;','&quot;;[.C32];&quot;','&quot;;[.D32];&quot;'),&quot;)" office:value-type="string" office:string-value="(238,'38','Ноутбуки','234')," calcext:value-type="string">
            <text:p>(238,'38','Ноутбуки','234'),</text:p>
          </table:table-cell>
        </table:table-row>
        <table:table-row table:style-name="ro2">
          <table:table-cell table:formula="of:=200+[.B33]" office:value-type="float" office:value="239" calcext:value-type="float">
            <text:p>2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Оргтехника и расходники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3];&quot;,'&quot;;[.B33];&quot;','&quot;;[.C33];&quot;','&quot;;[.D33];&quot;'),&quot;)" office:value-type="string" office:string-value="(239,'39','Оргтехника и расходники','234')," calcext:value-type="string">
            <text:p>(239,'39','Оргтехника и расходники','234'),</text:p>
          </table:table-cell>
        </table:table-row>
        <table:table-row table:style-name="ro4">
          <table:table-cell table:formula="of:=200+[.B34]"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ланшеты и электронные книги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4];&quot;,'&quot;;[.B34];&quot;','&quot;;[.C34];&quot;','&quot;;[.D34];&quot;'),&quot;)" office:value-type="string" office:string-value="(240,'40','Планшеты и электронные книги','234')," calcext:value-type="string">
            <text:p>(240,'40','Планшеты и электронные книги','234'),</text:p>
          </table:table-cell>
        </table:table-row>
        <table:table-row table:style-name="ro1">
          <table:table-cell table:formula="of:=200+[.B35]"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Телефоны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5];&quot;,'&quot;;[.B35];&quot;','&quot;;[.C35];&quot;','&quot;;[.D35];&quot;'),&quot;)" office:value-type="string" office:string-value="(241,'41','Телефоны','234')," calcext:value-type="string">
            <text:p>(241,'41','Телефоны','234'),</text:p>
          </table:table-cell>
        </table:table-row>
        <table:table-row table:style-name="ro2">
          <table:table-cell table:formula="of:=200+[.B36]"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Товары для компьютера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6];&quot;,'&quot;;[.B36];&quot;','&quot;;[.C36];&quot;','&quot;;[.D36];&quot;'),&quot;)" office:value-type="string" office:string-value="(242,'42','Товары для компьютера','234')," calcext:value-type="string">
            <text:p>(242,'42','Товары для компьютера','234'),</text:p>
          </table:table-cell>
        </table:table-row>
        <table:table-row table:style-name="ro1">
          <table:table-cell table:formula="of:=200+[.B37]" office:value-type="float" office:value="243" calcext:value-type="float">
            <text:p>2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Фототехника</text:p>
          </table:table-cell>
          <table:table-cell office:value-type="float" office:value="234" calcext:value-type="float">
            <text:p>234</text:p>
          </table:table-cell>
          <table:table-cell table:formula="of:=COM.MICROSOFT.CONCAT(&quot;(&quot;;[.A37];&quot;,'&quot;;[.B37];&quot;','&quot;;[.C37];&quot;','&quot;;[.D37];&quot;'),&quot;)" office:value-type="string" office:string-value="(243,'43','Фототехника','234')," calcext:value-type="string">
            <text:p>(243,'43','Фототехника','234'),</text:p>
          </table:table-cell>
        </table:table-row>
        <table:table-row table:style-name="ro2">
          <table:table-cell table:formula="of:=200+[.B38]"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Хобби и отдых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38];&quot;,'&quot;;[.B38];&quot;','&quot;;[.C38];&quot;','&quot;;[.D38];&quot;'),&quot;)" office:value-type="string" office:string-value="(244,'44','Хобби и отдых','200')," calcext:value-type="string">
            <text:p>(244,'44','Хобби и отдых','200'),</text:p>
          </table:table-cell>
        </table:table-row>
        <table:table-row table:style-name="ro2">
          <table:table-cell table:formula="of:=200+[.B39]" office:value-type="float" office:value="245" calcext:value-type="float">
            <text:p>2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Билеты и путешествия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39];&quot;,'&quot;;[.B39];&quot;','&quot;;[.C39];&quot;','&quot;;[.D39];&quot;'),&quot;)" office:value-type="string" office:string-value="(245,'45','Билеты и путешествия','244')," calcext:value-type="string">
            <text:p>(245,'45','Билеты и путешествия','244'),</text:p>
          </table:table-cell>
        </table:table-row>
        <table:table-row table:style-name="ro1">
          <table:table-cell table:formula="of:=200+[.B40]"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елосипеды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0];&quot;,'&quot;;[.B40];&quot;','&quot;;[.C40];&quot;','&quot;;[.D40];&quot;'),&quot;)" office:value-type="string" office:string-value="(246,'46','Велосипеды','244')," calcext:value-type="string">
            <text:p>(246,'46','Велосипеды','244'),</text:p>
          </table:table-cell>
        </table:table-row>
        <table:table-row table:style-name="ro2">
          <table:table-cell table:formula="of:=200+[.B41]"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Книги и журналы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1];&quot;,'&quot;;[.B41];&quot;','&quot;;[.C41];&quot;','&quot;;[.D41];&quot;'),&quot;)" office:value-type="string" office:string-value="(247,'47','Книги и журналы','244')," calcext:value-type="string">
            <text:p>(247,'47','Книги и журналы','244'),</text:p>
          </table:table-cell>
        </table:table-row>
        <table:table-row table:style-name="ro2">
          <table:table-cell table:formula="of:=200+[.B42]"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Коллекционирование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2];&quot;,'&quot;;[.B42];&quot;','&quot;;[.C42];&quot;','&quot;;[.D42];&quot;'),&quot;)" office:value-type="string" office:string-value="(248,'48','Коллекционирование','244')," calcext:value-type="string">
            <text:p>(248,'48','Коллекционирование','244'),</text:p>
          </table:table-cell>
        </table:table-row>
        <table:table-row table:style-name="ro4">
          <table:table-cell table:formula="of:=200+[.B43]"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Музыкальные инструменты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3];&quot;,'&quot;;[.B43];&quot;','&quot;;[.C43];&quot;','&quot;;[.D43];&quot;'),&quot;)" office:value-type="string" office:string-value="(249,'49','Музыкальные инструменты','244')," calcext:value-type="string">
            <text:p>(249,'49','Музыкальные инструменты','244'),</text:p>
          </table:table-cell>
        </table:table-row>
        <table:table-row table:style-name="ro2">
          <table:table-cell table:formula="of:=200+[.B44]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Охота и рыбалка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4];&quot;,'&quot;;[.B44];&quot;','&quot;;[.C44];&quot;','&quot;;[.D44];&quot;'),&quot;)" office:value-type="string" office:string-value="(250,'50','Охота и рыбалка','244')," calcext:value-type="string">
            <text:p>(250,'50','Охота и рыбалка','244'),</text:p>
          </table:table-cell>
        </table:table-row>
        <table:table-row table:style-name="ro2">
          <table:table-cell table:formula="of:=200+[.B45]"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Спорт и отдых</text:p>
          </table:table-cell>
          <table:table-cell office:value-type="float" office:value="244" calcext:value-type="float">
            <text:p>244</text:p>
          </table:table-cell>
          <table:table-cell table:formula="of:=COM.MICROSOFT.CONCAT(&quot;(&quot;;[.A45];&quot;,'&quot;;[.B45];&quot;','&quot;;[.C45];&quot;','&quot;;[.D45];&quot;'),&quot;)" office:value-type="string" office:string-value="(251,'51','Спорт и отдых','244')," calcext:value-type="string">
            <text:p>(251,'51','Спорт и отдых','244'),</text:p>
          </table:table-cell>
        </table:table-row>
        <table:table-row table:style-name="ro1">
          <table:table-cell table:formula="of:=200+[.B46]"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Животные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46];&quot;,'&quot;;[.B46];&quot;','&quot;;[.C46];&quot;','&quot;;[.D46];&quot;'),&quot;)" office:value-type="string" office:string-value="(252,'52','Животные','200')," calcext:value-type="string">
            <text:p>(252,'52','Животные','200'),</text:p>
          </table:table-cell>
        </table:table-row>
        <table:table-row table:style-name="ro1">
          <table:table-cell table:formula="of:=200+[.B47]" office:value-type="float" office:value="253" calcext:value-type="float">
            <text:p>2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Собаки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47];&quot;,'&quot;;[.B47];&quot;','&quot;;[.C47];&quot;','&quot;;[.D47];&quot;'),&quot;)" office:value-type="string" office:string-value="(253,'53','Собаки','252')," calcext:value-type="string">
            <text:p>(253,'53','Собаки','252'),</text:p>
          </table:table-cell>
        </table:table-row>
        <table:table-row table:style-name="ro1">
          <table:table-cell table:formula="of:=200+[.B48]"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Кошки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48];&quot;,'&quot;;[.B48];&quot;','&quot;;[.C48];&quot;','&quot;;[.D48];&quot;'),&quot;)" office:value-type="string" office:string-value="(254,'54','Кошки','252')," calcext:value-type="string">
            <text:p>(254,'54','Кошки','252'),</text:p>
          </table:table-cell>
        </table:table-row>
        <table:table-row table:style-name="ro1">
          <table:table-cell table:formula="of:=200+[.B49]"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тицы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49];&quot;,'&quot;;[.B49];&quot;','&quot;;[.C49];&quot;','&quot;;[.D49];&quot;'),&quot;)" office:value-type="string" office:string-value="(255,'55','Птицы','252')," calcext:value-type="string">
            <text:p>(255,'55','Птицы','252'),</text:p>
          </table:table-cell>
        </table:table-row>
        <table:table-row table:style-name="ro1">
          <table:table-cell table:formula="of:=200+[.B50]"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Аквариум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50];&quot;,'&quot;;[.B50];&quot;','&quot;;[.C50];&quot;','&quot;;[.D50];&quot;'),&quot;)" office:value-type="string" office:string-value="(256,'56','Аквариум','252')," calcext:value-type="string">
            <text:p>(256,'56','Аквариум','252'),</text:p>
          </table:table-cell>
        </table:table-row>
        <table:table-row table:style-name="ro2">
          <table:table-cell table:formula="of:=200+[.B51]" office:value-type="float" office:value="257" calcext:value-type="float">
            <text:p>2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Другие животные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51];&quot;,'&quot;;[.B51];&quot;','&quot;;[.C51];&quot;','&quot;;[.D51];&quot;'),&quot;)" office:value-type="string" office:string-value="(257,'57','Другие животные','252')," calcext:value-type="string">
            <text:p>(257,'57','Другие животные','252'),</text:p>
          </table:table-cell>
        </table:table-row>
        <table:table-row table:style-name="ro2">
          <table:table-cell table:formula="of:=200+[.B52]"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Товары для животных</text:p>
          </table:table-cell>
          <table:table-cell office:value-type="float" office:value="252" calcext:value-type="float">
            <text:p>252</text:p>
          </table:table-cell>
          <table:table-cell table:formula="of:=COM.MICROSOFT.CONCAT(&quot;(&quot;;[.A52];&quot;,'&quot;;[.B52];&quot;','&quot;;[.C52];&quot;','&quot;;[.D52];&quot;'),&quot;)" office:value-type="string" office:string-value="(258,'58','Товары для животных','252')," calcext:value-type="string">
            <text:p>(258,'58','Товары для животных','252'),</text:p>
          </table:table-cell>
        </table:table-row>
        <table:table-row table:style-name="ro1">
          <table:table-cell table:formula="of:=200+[.B53]" office:value-type="float" office:value="259" calcext:value-type="float">
            <text:p>259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Для бизнеса</text:p>
          </table:table-cell>
          <table:table-cell office:value-type="float" office:value="200" calcext:value-type="float">
            <text:p>200</text:p>
          </table:table-cell>
          <table:table-cell table:formula="of:=COM.MICROSOFT.CONCAT(&quot;(&quot;;[.A53];&quot;,'&quot;;[.B53];&quot;','&quot;;[.C53];&quot;','&quot;;[.D53];&quot;'),&quot;)" office:value-type="string" office:string-value="(259,'59','Для бизнеса','200')," calcext:value-type="string">
            <text:p>(259,'59','Для бизнеса','200'),</text:p>
          </table:table-cell>
        </table:table-row>
        <table:table-row table:style-name="ro2">
          <table:table-cell table:formula="of:=200+[.B54]"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Готовый бизнес</text:p>
          </table:table-cell>
          <table:table-cell office:value-type="float" office:value="259" calcext:value-type="float">
            <text:p>259</text:p>
          </table:table-cell>
          <table:table-cell table:formula="of:=COM.MICROSOFT.CONCAT(&quot;(&quot;;[.A54];&quot;,'&quot;;[.B54];&quot;','&quot;;[.C54];&quot;','&quot;;[.D54];&quot;'),&quot;)" office:value-type="string" office:string-value="(260,'60','Готовый бизнес','259')," calcext:value-type="string">
            <text:p>(260,'60','Готовый бизнес','259'),</text:p>
          </table:table-cell>
        </table:table-row>
        <table:table-row table:style-name="ro2">
          <table:table-cell table:formula="of:=200+[.B55]"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Оборудование для бизнеса</text:p>
          </table:table-cell>
          <table:table-cell office:value-type="float" office:value="259" calcext:value-type="float">
            <text:p>259</text:p>
          </table:table-cell>
          <table:table-cell table:formula="of:=COM.MICROSOFT.CONCAT(&quot;(&quot;;[.A55];&quot;,'&quot;;[.B55];&quot;','&quot;;[.C55];&quot;','&quot;;[.D55];&quot;'),&quot;)" office:value-type="string" office:string-value="(261,'61','Оборудование для бизнеса','259')," calcext:value-type="string">
            <text:p>(261,'61','Оборудование для бизнеса','259'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7:32:27.540901113</meta:creation-date>
    <dc:date>2021-01-17T08:15:01.980058123</dc:date>
    <meta:editing-duration>PT22M</meta:editing-duration>
    <meta:editing-cycles>2</meta:editing-cycles>
    <meta:generator>LibreOffice/6.4.5.2$Linux_X86_64 LibreOffice_project/40$Build-2</meta:generator>
    <meta:document-statistic meta:table-count="1" meta:cell-count="275" meta:object-count="0"/>
  </office:meta>
</office:document-meta>
</file>